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e6e6ff"/>
      <style:text-properties style:text-underline-style="none"/>
    </style:style>
    <style:style style:name="ce9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9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7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5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3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6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ntcinst</text:p>
          </table:table-cell>
          <table:table-cell table:number-columns-repeated="17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table:style-name="ce7"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kfsu</text:p>
          </table:table-cell>
          <table:table-cell/>
          <table:table-cell office:value-type="string">
            <text:p>hydr. conductivity of bedrock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 table:style-name="ce7"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ntcinst,maxthickness/500+1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9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7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7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6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5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ntcinst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4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4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ntcinst</text:p>
          </table:table-cell>
          <table:table-cell office:value-type="string">
            <text:p>nmunsutc, sv_comb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ntcinst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6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/R</text:p>
          </table:table-cell>
          <table:table-cell/>
        </table:table-row>
        <table:table-row table:style-name="ro2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luse_subbas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luse_lu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1</text:p>
          </table:table-cell>
          <table:table-cell table:number-columns-repeated="16"/>
        </table:table-row>
        <table:table-row table:style-name="ro2">
          <table:table-cell office:value-type="string">
            <text:p>luse_tc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2</text:p>
          </table:table-cell>
          <table:table-cell table:number-columns-repeated="16"/>
        </table:table-row>
        <table:table-row table:style-name="ro5">
          <table:table-cell office:value-type="string">
            <text:p>nxsection_res</text:p>
          </table:table-cell>
          <table:table-cell/>
          <table:table-cell office:value-type="string">
            <text:p>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5">
          <table:table-cell office:value-type="string">
            <text:p>npointsxsect</text:p>
          </table:table-cell>
          <table:table-cell/>
          <table:table-cell office:value-type="string">
            <text:p>number of points (x,y) along the cross sections and also 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5" table:number-rows-repeated="31734">
          <table:table-cell table:number-columns-repeated="23"/>
        </table:table-row>
        <table:table-row table:style-name="ro5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AMJ2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21.09.2012</text:date>, <text:time>15:2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5-06-23T12:25:26</meta:creation-date>
    <dc:creator>Till Francke</dc:creator>
    <dc:date>2012-09-21T15:29:17.62</dc:date>
    <meta:editing-cycles>174</meta:editing-cycles>
    <meta:editing-duration>P10DT3H15S</meta:editing-duration>
    <meta:document-statistic meta:table-count="3" meta:cell-count="1608" meta:object-count="0"/>
    <meta:user-defined meta:name="Info 1"/>
    <meta:user-defined meta:name="Info 2"/>
    <meta:user-defined meta:name="Info 3"/>
    <meta:user-defined meta:name="Info 4"/>
  </office:meta>
</office:document-meta>
</file>